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.3937in" fo:margin-right="0.3937in" fo:margin-top="0in" fo:margin-bottom="0.1965in" style:contextual-spacing="false" fo:line-height="114%" fo:text-indent="0in" style:auto-text-indent="false"/>
    </style:style>
    <style:style style:name="P2" style:family="paragraph" style:parent-style-name="Text_20_body">
      <style:paragraph-properties fo:margin-top="0in" fo:margin-bottom="0.0972in" style:contextual-spacing="false" fo:line-height="114%"/>
      <style:text-properties style:font-name="Google Sans Text"/>
    </style:style>
    <style:style style:name="P3" style:family="paragraph" style:parent-style-name="Heading_20_3">
      <style:text-properties officeooo:paragraph-rsid="001dcf18"/>
    </style:style>
    <style:style style:name="P4" style:family="paragraph" style:parent-style-name="Quotations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officeooo:paragraph-rsid="001dcf18"/>
    </style:style>
    <style:style style:name="P5" style:family="paragraph" style:parent-style-name="Heading_20_3">
      <style:text-properties fo:font-size="12pt" fo:font-weight="normal" officeooo:paragraph-rsid="001dcf18" style:font-size-asian="12pt" style:font-weight-asian="normal" style:font-size-complex="12pt" style:font-weight-complex="normal"/>
    </style:style>
    <style:style style:name="P6" style:family="paragraph" style:parent-style-name="Heading_20_3">
      <style:paragraph-properties fo:break-before="page"/>
    </style:style>
    <style:style style:name="P7" style:family="paragraph" style:parent-style-name="Horizontal_20_Line">
      <style:paragraph-properties fo:margin-left="0in" fo:margin-right="0in" fo:text-indent="0in" style:auto-text-indent="false"/>
    </style:style>
    <style:style style:name="P8" style:family="paragraph" style:parent-style-name="Quotations">
      <style:paragraph-properties fo:margin-left="0in" fo:margin-right="0.3937in" fo:text-indent="0in" style:auto-text-indent="false"/>
    </style:style>
    <style:style style:name="P9" style:family="paragraph" style:parent-style-name="Quotations">
      <loext:graphic-properties draw:fill-gradient-name="gradient" draw:fill-hatch-name="hatch"/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4pt" officeooo:paragraph-rsid="001dcf18" style:font-size-asian="14pt" style:font-size-complex="14pt"/>
    </style:style>
    <style:style style:name="P10" style:family="paragraph" style:parent-style-name="Quotations">
      <loext:graphic-properties draw:fill-gradient-name="gradient" draw:fill-hatch-name="hatch"/>
      <style:paragraph-properties fo:margin-left="0in" fo:margin-right="0.3902in" fo:text-indent="0in" style:auto-text-indent="false"/>
    </style:style>
    <style:style style:name="P11" style:family="paragraph" style:parent-style-name="Quotations" style:list-style-name="L6">
      <loext:graphic-properties draw:fill-gradient-name="gradient" draw:fill-hatch-name="hatch"/>
      <style:paragraph-properties fo:margin-left="0in" fo:margin-right="0in" fo:text-indent="0in" style:auto-text-indent="false"/>
    </style:style>
    <style:style style:name="P12" style:family="paragraph" style:parent-style-name="Quotations" style:list-style-name="L7">
      <style:paragraph-properties fo:margin-left="0in" fo:margin-right="0.3937in" fo:text-indent="0in" style:auto-text-indent="false"/>
    </style:style>
    <style:style style:name="P13" style:family="paragraph" style:parent-style-name="Text_20_body">
      <style:text-properties fo:font-weight="bold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9">
      <style:text-properties officeooo:rsid="001d771d" officeooo:paragraph-rsid="001d771d"/>
    </style:style>
    <style:style style:name="P22" style:family="paragraph" style:parent-style-name="Text_20_body" style:list-style-name="L10">
      <style:text-properties officeooo:rsid="001d771d" officeooo:paragraph-rsid="001d771d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text-properties officeooo:paragraph-rsid="001d771d"/>
    </style:style>
    <style:style style:name="P25" style:family="paragraph" style:parent-style-name="Text_20_body" style:list-style-name="L10">
      <style:text-properties officeooo:paragraph-rsid="001dcf18"/>
    </style:style>
    <style:style style:name="T1" style:family="text">
      <style:text-properties fo:font-weight="bold"/>
    </style:style>
    <style:style style:name="T2" style:family="text">
      <style:text-properties fo:font-weight="bold" officeooo:rsid="001b3dcb"/>
    </style:style>
    <style:style style:name="T3" style:family="text">
      <style:text-properties fo:font-weight="bold" officeooo:rsid="001cbb2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771d" style:font-weight-asian="bold" style:font-weight-complex="bold"/>
    </style:style>
    <style:style style:name="T6" style:family="text">
      <style:text-properties fo:font-style="italic"/>
    </style:style>
    <style:style style:name="T7" style:family="text">
      <style:text-properties fo:font-style="italic" fo:font-weight="bold" officeooo:rsid="001cbb24"/>
    </style:style>
    <style:style style:name="T8" style:family="text">
      <style:text-properties fo:font-style="italic" officeooo:rsid="001cbb24"/>
    </style:style>
    <style:style style:name="T9" style:family="text">
      <style:text-properties fo:font-style="italic" officeooo:rsid="001d771d"/>
    </style:style>
    <style:style style:name="T10" style:family="text">
      <style:text-properties officeooo:rsid="001b3dcb"/>
    </style:style>
    <style:style style:name="T11" style:family="text">
      <style:text-properties officeooo:rsid="001c01bb"/>
    </style:style>
    <style:style style:name="T12" style:family="text">
      <style:text-properties officeooo:rsid="001cbb24"/>
    </style:style>
    <style:style style:name="T13" style:family="text">
      <style:text-properties officeooo:rsid="001d771d"/>
    </style:style>
    <style:style style:name="T14" style:family="text">
      <style:text-properties fo:font-style="normal" officeooo:rsid="001d771d" style:font-style-asian="normal" style:font-style-complex="normal"/>
    </style:style>
    <style:style style:name="T15" style:family="text">
      <style:text-properties officeooo:rsid="001dcf18"/>
    </style:style>
    <style:style style:name="T1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9"><text:span text:style-name="T2">Natalia Martín Dans.</text:span> <text:span text:style-name="T1">Software Engineer</text:span> </text:p>
      <text:p text:style-name="P4"><text:span text:style-name="T10">Barcelona, España</text:span> </text:p>
      <text:p text:style-name="P4"><text:span text:style-name="T11">natalia.martin.dans@gmail.com</text:span> </text:p>
      <text:p text:style-name="P4"><text:span text:style-name="T15">(+34) </text:span><text:span text:style-name="T11">657.325.398</text:span></text:p>
      <text:p text:style-name="P4"><text:span text:style-name="T1">LinkedIn:</text:span> <text:a xlink:type="simple" xlink:href="https://www.linkedin.com/in/natalia-martin-dans" text:style-name="Internet_20_link" text:visited-style-name="Visited_20_Internet_20_Link">https://www.linkedin.com/in/natalia-martin-dans</text:a></text:p>
      <text:p text:style-name="P4"><text:span text:style-name="T1">GitHub:</text:span> <text:a xlink:type="simple" xlink:href="https://github.com/namada72" text:style-name="Internet_20_link" text:visited-style-name="Visited_20_Internet_20_Link">https://github.com/namada72</text:a></text:p>
      <text:p text:style-name="Horizontal_20_Line"/>
      <text:h text:style-name="P3" text:outline-level="3">1. Perfil Profesional </text:h>
      <text:h text:style-name="P5" text:outline-level="3">Profesional con sólida experiencia previa en <text:span text:style-name="T11">Ingeniería Industrial, área empresa, </text:span><text:s/>ahora enfocad<text:span text:style-name="T11">a</text:span> en el desarrollo Full-Stack. Combino una gran capacidad de resolución de problemas con habilidades técnicas modernas para crear aplicaciones web eficientes.</text:h>
      <text:p text:style-name="Horizontal_20_Line"/>
      <text:h text:style-name="Heading_20_3" text:outline-level="3">2. Habilidades Técnicas </text:h>
      <text:p text:style-name="P13">Front-end:</text:p>
      <text:list xml:id="list3981765242" text:style-name="L1">
        <text:list-item>
          <text:p text:style-name="P14"><text:span text:style-name="T16">Lenguajes: </text:span>JavaScript (ES6+), TypeScript.</text:p>
        </text:list-item>
        <text:list-item>
          <text:p text:style-name="P14"><text:span text:style-name="T16">Frameworks/Librerías: </text:span>React.js.</text:p>
        </text:list-item>
      </text:list>
      <text:p text:style-name="P13">Back-end y Bases de Datos:</text:p>
      <text:list xml:id="list795802481" text:style-name="L2">
        <text:list-item>
          <text:p text:style-name="P15"><text:span text:style-name="T16">Lenguajes: </text:span>PHP, Node.js, C/C++.</text:p>
        </text:list-item>
        <text:list-item>
          <text:p text:style-name="P15"><text:span text:style-name="T16">Bases de Datos: </text:span>PostgreSQL, <text:span text:style-name="T11">MariaDB</text:span>.</text:p>
        </text:list-item>
      </text:list>
      <text:p text:style-name="P13">Ciberseguridad y Buenas Prácticas:</text:p>
      <text:list xml:id="list3380940049" text:style-name="L3">
        <text:list-item>
          <text:p text:style-name="P16"><text:span text:style-name="T16">Criptografía básica y protocolos seguros:</text:span> (SSL/TLS, HTTPS, hashing).</text:p>
        </text:list-item>
        <text:list-item>
          <text:p text:style-name="P16">Gestión segura de identidades (OAuth, JWT).</text:p>
        </text:list-item>
      </text:list>
      <text:p text:style-name="P13">Navegadores y Rendimiento Web:</text:p>
      <text:list xml:id="list3910144523" text:style-name="L4">
        <text:list-item>
          <text:p text:style-name="P17">Uso avanzado de DevTools (análisis de memoria, red y rendimiento).</text:p>
        </text:list-item>
        <text:list-item>
          <text:p text:style-name="P17">Accesibilidad Web: <text:span text:style-name="T11">i18next</text:span>.</text:p>
        </text:list-item>
      </text:list>
      <text:p text:style-name="P13">Redes, Sistemas y Herramientas:</text:p>
      <text:list xml:id="list595688102" text:style-name="L5">
        <text:list-item>
          <text:p text:style-name="P18"><text:span text:style-name="T16">Redes: </text:span>Protocolos TCP/IP, DNS, WebSockets.</text:p>
        </text:list-item>
        <text:list-item>
          <text:p text:style-name="P18"><text:span text:style-name="T16">Infraestructura: </text:span>Contenedores y virtualización (Docker, Docker Compose), Linux/Unix (Bash scripting).</text:p>
        </text:list-item>
        <text:list-item>
          <text:p text:style-name="P18"><text:span text:style-name="T16">Flujo de Trabajo: </text:span>Git, GitHub, VS Code / <text:span text:style-name="T11">Codespace</text:span>.</text:p>
        </text:list-item>
      </text:list>
      <text:p text:style-name="Horizontal_20_Line"/>
      <text:h text:style-name="Heading_20_3" text:outline-level="3"/>
      <text:h text:style-name="P6" text:outline-level="3">3. Experiencia Profesional</text:h>
      <text:p text:style-name="P13"/>
      <text:p text:style-name="P10"><text:span text:style-name="T3">Project Manager de Proyectos de Ingeniería</text:span> <text:span text:style-name="T8">GECSA / Autónomo</text:span> | <text:span text:style-name="T8">1998 - Actual</text:span></text:p>
      <text:list xml:id="list815045406" text:style-name="L6">
        <text:list-item>
          <text:p text:style-name="P11"><text:span text:style-name="T1">Enfoque Tech:</text:span> Optimización de procesos, alta atención al detalle, gestión autónoma de tiempos y fiabilidad en el cumplimiento de plazos estrictos.</text:p>
        </text:list-item>
        <text:list-item>
          <text:p text:style-name="P11"><text:span text:style-name="T1">Enfoque Tech:</text:span> Gestión de crisis, resolución rápida de problemas bajo presión y comunicación clara con usuarios <text:span text:style-name="T12">internos / externos </text:span>para entender sus necesidades.</text:p>
        </text:list-item>
      </text:list>
      <text:p text:style-name="P8"><text:span text:style-name="T1">Profesor </text:span><text:span text:style-name="T3">Sistemas CAD</text:span><text:span text:style-name="T7">, UPC</text:span> | <text:span text:style-name="T8">1997-98</text:span></text:p>
      <text:list xml:id="list1166992486" text:style-name="L7">
        <text:list-item>
          <text:p text:style-name="P12"><text:span text:style-name="T1">Enfoque Tech:</text:span> Capacidad para desglosar conceptos complejos, adaptabilidad, empatía y habilidad para dar/recibir feedback constructivo.</text:p>
        </text:list-item>
      </text:list>
      <text:p text:style-name="P7"/>
      <text:h text:style-name="Heading_20_3" text:outline-level="3">4. Proyectos Destacados </text:h>
      <text:list xml:id="list2315084401" text:style-name="L8">
        <text:list-item>
          <text:p text:style-name="P19"><text:span text:style-name="T1">Nivel Base (Lógica y Fundamentos): </text:span><text:span text:style-name="Source_20_Text"><text:span text:style-name="T1">Libft</text:span></text:span><text:span text:style-name="T1"> / </text:span><text:span text:style-name="Source_20_Text"><text:span text:style-name="T1">get_next_line</text:span></text:span><text:span text:style-name="T1"> / </text:span><text:span text:style-name="Source_20_Text"><text:span text:style-name="T1">ft_printf</text:span></text:span></text:p>
          <text:list>
            <text:list-item>
              <text:p text:style-name="P19"><text:span text:style-name="T6">Descripción:</text:span> Desarrollo de una librería estándar propia en C.</text:p>
            </text:list-item>
            <text:list-item>
              <text:p text:style-name="P19"><text:span text:style-name="T6">Logro:</text:span> <text:span text:style-name="T15">C</text:span>omprensión profunda de la gestión de memoria, punteros y creación de algoritmos eficientes desde cero.</text:p>
            </text:list-item>
          </text:list>
        </text:list-item>
        <text:list-item>
          <text:p text:style-name="P19"><text:span text:style-name="T1">Nivel Intermedio (Sistemas): </text:span><text:span text:style-name="Source_20_Text"><text:span text:style-name="T1">minishell</text:span></text:span></text:p>
          <text:list>
            <text:list-item>
              <text:p text:style-name="P19"><text:span text:style-name="T6">Descripción:</text:span> Creación de un intérprete de comandos (Shell) en Unix.</text:p>
            </text:list-item>
            <text:list-item>
              <text:p text:style-name="P19"><text:span text:style-name="T6">Logro:</text:span> Gestión de procesos concurrentes, descriptores de archivos, parseo de inputs complejos y árboles de sintaxis.</text:p>
            </text:list-item>
          </text:list>
        </text:list-item>
        <text:list-item>
          <text:p text:style-name="P19"><text:span text:style-name="T1">Nivel Avanzado (Redes y Back-end): </text:span><text:span text:style-name="Source_20_Text"><text:span text:style-name="T1">ft_irc</text:span></text:span></text:p>
          <text:list>
            <text:list-item>
              <text:p text:style-name="P19"><text:span text:style-name="T6">Descripción:</text:span> Desarrollo de un servidor IRC en C++98.</text:p>
            </text:list-item>
            <text:list-item>
              <text:p text:style-name="P19"><text:span text:style-name="T6">Logro:</text:span> Dominio de sockets, redes TCP/IP y manejo de concurrencia no bloqueante.</text:p>
            </text:list-item>
          </text:list>
        </text:list-item>
        <text:list-item>
          <text:p text:style-name="P19"><text:span text:style-name="T1">Nivel Infraestructura (DevOps): </text:span><text:span text:style-name="Source_20_Text"><text:span text:style-name="T1">Inception</text:span></text:span></text:p>
          <text:list>
            <text:list-item>
              <text:p text:style-name="P19"><text:span text:style-name="T6">Descripción:</text:span> Virtualización y despliegue de una infraestructura completa (Nginx, WordPress, MariaDB).</text:p>
            </text:list-item>
            <text:list-item>
              <text:p text:style-name="P19"><text:span text:style-name="T6">Logro:</text:span> Uso avanzado de Docker y Docker Compose, aplicando reglas estrictas de seguridad y redes entre contenedores.</text:p>
            </text:list-item>
          </text:list>
        </text:list-item>
        <text:list-item>
          <text:p text:style-name="P19"><text:span text:style-name="T1">Nivel Full-Stack Web: </text:span><text:span text:style-name="Source_20_Text"><text:span text:style-name="T1">ft_transcendence</text:span></text:span></text:p>
          <text:list>
            <text:list-item>
              <text:p text:style-name="P19"><text:span text:style-name="T6">Descripción:</text:span> Desarrollo de una Single Page Application (SPA) completa.</text:p>
            </text:list-item>
            <text:list-item>
              <text:p text:style-name="P19"><text:span text:style-name="T6">Logro: </text:span><text:span text:style-name="T14">Orquestación Docker,</text:span><text:span text:style-name="T9"> </text:span>Front-end moderno (React <text:span text:style-name="T12">+ Vite</text:span>), Back-end robusto (Node<text:span text:style-name="T12">JS</text:span>) con base de datos (PostgreSQL) <text:span text:style-name="T12">sobre ORM (Drizzle)</text:span>, autenticación 2FA, <text:span text:style-name="T12">OAuth (Google + 42), estadísticas de rendimiento (Prometheus, Grafana), </text:span><text:span text:style-name="T13">Front-end </text:span><text:soft-page-break/><text:span text:style-name="T13">multilingüe en 4 idiomas (i18next) </text:span><text:s/>y juego multijugador en tiempo real <text:span text:style-name="T13">(web socket) con chat integrado</text:span>.</text:p>
            </text:list-item>
          </text:list>
        </text:list-item>
      </text:list>
      <text:p text:style-name="Horizontal_20_Line"/>
      <text:h text:style-name="Heading_20_3" text:outline-level="3">5. Cualidades Personales (Soft Skills)</text:h>
      <text:list xml:id="list3875943492" text:style-name="L9">
        <text:list-item>
          <text:p text:style-name="P20">Autonomía y fiabilidad en el cumplimiento de plazos en entornos remotos.</text:p>
        </text:list-item>
        <text:list-item>
          <text:p text:style-name="P20">Comunicación escrita clara para el seguimiento de proyectos.</text:p>
        </text:list-item>
        <text:list-item>
          <text:p text:style-name="P20">Mentalidad "Hands-on": fuerte deseo de aprender rápidamente en la práctica.</text:p>
        </text:list-item>
        <text:list-item>
          <text:p text:style-name="P20">Capacidad para colaborar en equipo y recibir mentoría de perfiles Senior.</text:p>
        </text:list-item>
        <text:list-item>
          <text:p text:style-name="P21">Liderazgo participativo con claro enfoque a cumplimento de objetivos.</text:p>
        </text:list-item>
      </text:list>
      <text:p text:style-name="Horizontal_20_Line"/>
      <text:h text:style-name="Heading_20_3" text:outline-level="3">6. Educación e Idiomas</text:h>
      <text:list xml:id="list1621172491" text:style-name="L10">
        <text:list-item>
          <text:p text:style-name="P23"><text:span text:style-name="T1">Estudiante de Desarrollo de Software / Arquitecto de Software</text:span> – <text:span text:style-name="T6">42 Barcelona</text:span> | <text:span text:style-name="T9">2024 </text:span><text:span text:style-name="T6">– Presente</text:span></text:p>
          <text:list>
            <text:list-item>
              <text:p text:style-name="P23"><text:span text:style-name="T6">Metodología:</text:span> Aprendizaje basado en proyectos (Project-Based Learning), evaluación entre pares (Peer-to-Peer) y resolución autónoma de problemas sin profesores.</text:p>
            </text:list-item>
          </text:list>
        </text:list-item>
        <text:list-item>
          <text:p text:style-name="P24"><text:span text:style-name="T5">Licenciatura en </text:span><text:span text:style-name="T4">Ingeniera Industrial, Especilidad técnicas energéticas.</text:span> Universitat Politècnica de Catalunya (UPC). 1998</text:p>
        </text:list-item>
        <text:list-item>
          <text:p text:style-name="P25"><text:span text:style-name="T4">Master en gestión y auditorias ambientales. </text:span>Universitat Politècnica de Catalunya (UPC). 2010</text:p>
        </text:list-item>
        <text:list-item>
          <text:p text:style-name="P24"><text:span text:style-name="T1">Idiomas:</text:span> </text:p>
          <text:list>
            <text:list-item>
              <text:p text:style-name="P24">Español (Nativo/Bilingüe)</text:p>
            </text:list-item>
            <text:list-item>
              <text:p text:style-name="P23">Inglés (Nivel Técnico / <text:span text:style-name="T13">B2</text:span>)</text:p>
            </text:list-item>
            <text:list-item>
              <text:p text:style-name="P22">Catalán (Nativo/Bilingüe)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9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3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3P0"/>
    </number:currency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date-style style:name="N104">
      <number:month number:calendar="jewish" number:style="long" number:textual="true"/>
    </number:date-style>
    <number:currency-style style:name="N11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7P0"/>
    </number:currency-style>
    <number:date-style style:name="N105">
      <number:month number:calendar="jewish" number:style="long" number:textual="true"/>
      <number:text> </number:text>
      <number:year number:calendar="jewish" number:style="long"/>
    </number:date-style>
    <number:date-style style:name="N106">
      <number:month number:calendar="jewish" number:style="long" number:textual="true"/>
      <number:text> </number:text>
      <number:day number:calendar="jewish"/>
    </number:dat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07">
      <number:day number:calendar="jewish"/>
      <number:text> </number:text>
      <number:month number:calendar="jewish" number:style="long" number:textual="true"/>
    </number:date-style>
    <number:date-style style:name="N10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5P0"/>
    </number:currency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1:50:57.946682652</meta:creation-date>
    <dc:date>2026-03-07T10:55:22.443119569</dc:date>
    <meta:editing-duration>PT17M5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62" meta:word-count="571" meta:character-count="4110" meta:non-whitespace-character-count="3632"/>
  </office:meta>
</office:document-meta>
</file>